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vertical-align="middle" draw:auto-grow-height="false" fo:min-height="0.749cm" fo:min-width="0.499cm"/>
    </style:style>
    <style:style style:name="gr2" style:family="graphic" style:parent-style-name="standard">
      <style:graphic-properties draw:marker-end="Estremità_20_linea_20_1" draw:marker-end-width="0.3cm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cm" fo:min-width="0.5cm"/>
    </style:style>
    <style:style style:name="gr5" style:family="graphic" style:parent-style-name="standard">
      <style:graphic-properties draw:textarea-horizontal-align="center" draw:textarea-vertical-align="middle"/>
    </style:style>
    <style:style style:name="gr6" style:family="graphic" style:parent-style-name="standard">
      <style:graphic-properties draw:stroke="dash" draw:stroke-dash="Dashed_20__28_var_29_" svg:stroke-width="0.1cm" draw:marker-start="" draw:marker-start-width="0.45cm" draw:marker-end="Symmetric_20_Arrow" draw:marker-end-width="0.45cm" draw:textarea-horizontal-align="center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draw:marker-start="Symmetric_20_Arrow" draw:marker-end="" draw:marker-end-width="0.3cm" draw:textarea-horizontal-align="center" draw:textarea-vertical-align="middle"/>
    </style:style>
    <style:style style:name="gr8" style:family="graphic" style:parent-style-name="standard">
      <style:graphic-properties draw:stroke="solid" draw:stroke-dash="Dashed_20__28_var_29_" svg:stroke-width="0cm" draw:marker-start="" draw:marker-start-width="0.3cm" draw:marker-end="Symmetric_20_Arrow" draw:marker-end-width="0.3cm" draw:textarea-horizontal-align="center" draw:textarea-vertical-align="middle" fo:padding-top="0.125cm" fo:padding-bottom="0.125cm" fo:padding-left="0.25cm" fo:padding-right="0.25cm"/>
    </style:style>
    <style:style style:name="gr9" style:family="graphic" style:parent-style-name="standard">
      <style:graphic-properties draw:fill="solid" draw:fill-color="#e6e6e6" draw:textarea-vertical-align="middle" draw:auto-grow-height="false" fo:min-height="0.749cm" fo:min-width="0.499cm"/>
    </style:style>
    <style:style style:name="gr10" style:family="graphic" style:parent-style-name="standard">
      <style:graphic-properties svg:stroke-width="0cm" svg:stroke-color="#000000" draw:marker-start-width="0.3cm" draw:marker-end-width="0.3cm" draw:fill="solid" draw:fill-color="#e6e6e6" draw:textarea-vertical-align="middle" draw:auto-grow-height="false" fo:min-height="0.749cm" fo:min-width="0.499cm" fo:padding-top="0.125cm" fo:padding-bottom="0.125cm" fo:padding-left="0.25cm" fo:padding-right="0.25cm"/>
    </style:style>
    <style:style style:name="P1" style:family="paragraph">
      <style:paragraph-properties fo:margin-left="0cm" fo:margin-right="0cm" fo:text-align="center" fo:text-indent="0cm"/>
      <style:text-properties fo:font-size="8pt" style:font-size-asian="18pt" style:font-size-complex="18pt"/>
    </style:style>
    <style:style style:name="P2" style:family="paragraph">
      <style:paragraph-properties fo:margin-left="0cm" fo:margin-right="0cm" fo:text-align="center" fo:text-indent="0cm"/>
      <style:text-properties fo:font-size="8pt" fo:font-style="italic" style:font-size-asian="18pt" style:font-size-complex="18pt"/>
    </style:style>
    <style:style style:name="P3" style:family="paragraph">
      <style:paragraph-properties fo:margin-left="0cm" fo:margin-right="0cm" fo:text-indent="0cm"/>
      <style:text-properties fo:font-size="8pt" style:font-size-asian="18pt" style:font-size-complex="18pt"/>
    </style:style>
    <style:style style:name="P4" style:family="paragraph">
      <style:paragraph-properties fo:margin-left="0cm" fo:margin-right="0cm" fo:text-indent="0cm"/>
      <style:text-properties fo:font-family="Symbol" style:font-family-generic="roman" style:font-pitch="variable" style:font-charset="x-symbol" fo:font-size="8pt" fo:font-style="italic" style:font-size-asian="18pt" style:font-size-complex="18pt"/>
    </style:style>
    <style:style style:name="P5" style:family="paragraph">
      <style:paragraph-properties fo:margin-left="0cm" fo:margin-right="0cm" fo:text-indent="0cm"/>
      <style:text-properties fo:font-size="8pt" fo:font-style="italic" style:font-size-asian="18pt" style:font-size-complex="18pt"/>
    </style:style>
    <style:style style:name="P6" style:family="paragraph">
      <style:paragraph-properties fo:margin-left="0cm" fo:margin-right="0cm" fo:text-indent="0cm"/>
      <style:text-properties fo:font-family="'Times New Roman'" style:font-family-generic="roman" style:font-pitch="variable" fo:font-size="8pt" fo:font-style="italic" style:font-size-asian="18pt" style:font-size-complex="18pt"/>
    </style:style>
    <style:style style:name="P7" style:family="paragraph">
      <style:paragraph-properties fo:text-align="center"/>
    </style:style>
    <style:style style:name="P8" style:family="paragraph">
      <style:paragraph-properties fo:margin-left="0cm" fo:margin-right="0cm" fo:text-indent="0cm"/>
    </style:style>
    <style:style style:name="P9" style:family="paragraph">
      <style:text-properties fo:font-size="10pt" fo:font-style="italic" fo:font-weight="bold"/>
    </style:style>
    <style:style style:name="P10" style:family="paragraph">
      <style:paragraph-properties fo:margin-left="0cm" fo:margin-right="0cm" fo:text-align="center" fo:text-indent="0cm"/>
    </style:style>
    <style:style style:name="P11" style:family="paragraph">
      <style:paragraph-properties fo:text-align="center"/>
      <style:text-properties fo:font-size="10pt"/>
    </style:style>
    <style:style style:name="P12" style:family="paragraph">
      <style:paragraph-properties fo:margin-left="0cm" fo:margin-right="0cm" fo:text-align="center" fo:text-indent="0cm"/>
      <style:text-properties fo:font-style="italic"/>
    </style:style>
    <style:style style:name="P13" style:family="paragraph">
      <style:text-properties fo:font-family="Symbol" style:font-family-generic="roman" style:font-pitch="variable" style:font-charset="x-symbol" fo:font-size="10pt" fo:font-style="italic"/>
    </style:style>
    <style:style style:name="P14" style:family="paragraph">
      <style:text-properties fo:font-family="'Times New Roman'" style:font-family-generic="roman" style:font-pitch="variable" fo:font-size="10pt" fo:font-style="italic"/>
    </style:style>
    <style:style style:name="P15" style:family="paragraph">
      <style:paragraph-properties fo:margin-left="0cm" fo:margin-right="0cm" fo:text-align="center" fo:text-indent="0cm"/>
      <style:text-properties fo:font-size="10pt"/>
    </style:style>
    <style:style style:name="P16" style:family="paragraph">
      <style:paragraph-properties fo:margin-left="0cm" fo:margin-right="0cm" fo:text-align="center" fo:text-indent="0cm"/>
      <style:text-properties fo:font-family="'Times New Roman'" style:font-family-generic="roman" style:font-pitch="variable" fo:font-style="italic"/>
    </style:style>
    <style:style style:name="P17" style:family="paragraph">
      <style:paragraph-properties fo:text-align="center"/>
      <style:text-properties fo:font-family="'Times New Roman'" style:font-family-generic="roman" style:font-pitch="variable" fo:font-size="10pt" fo:font-style="italic"/>
    </style:style>
    <style:style style:name="P18" style:family="paragraph">
      <style:text-properties fo:font-size="10pt" fo:font-style="italic" fo:font-weight="normal"/>
    </style:style>
    <style:style style:name="P19" style:family="paragraph">
      <style:text-properties fo:font-size="10pt" fo:font-style="italic"/>
    </style:style>
    <style:style style:name="P20" style:family="paragraph">
      <style:paragraph-properties fo:margin-left="0cm" fo:margin-right="0cm" fo:text-align="center" fo:text-indent="0cm"/>
      <style:text-properties fo:font-family="'Times New Roman'" style:font-family-generic="roman" style:font-pitch="variable" fo:font-size="10pt" fo:font-style="italic"/>
    </style:style>
    <style:style style:name="T1" style:family="text">
      <style:text-properties fo:font-style="italic"/>
    </style:style>
    <style:style style:name="T2" style:family="text">
      <style:text-properties fo:font-family="Symbol" style:font-family-generic="roman" style:font-pitch="variable" style:font-charset="x-symbol" fo:font-style="italic"/>
    </style:style>
    <style:style style:name="T3" style:family="text">
      <style:text-properties fo:font-family="'Times New Roman'" style:font-family-generic="roman" style:font-pitch="variable" fo:font-style="italic"/>
    </style:style>
    <style:style style:name="T4" style:family="text">
      <style:text-properties fo:font-size="10pt" fo:font-style="italic" fo:font-weight="bold"/>
    </style:style>
    <style:style style:name="T5" style:family="text">
      <style:text-properties fo:font-size="10pt"/>
    </style:style>
    <style:style style:name="T6" style:family="text">
      <style:text-properties fo:font-family="Symbol" style:font-family-generic="roman" style:font-pitch="variable" style:font-charset="x-symbol" fo:font-size="10pt" fo:font-style="italic"/>
    </style:style>
    <style:style style:name="T7" style:family="text">
      <style:text-properties fo:font-family="Arial" style:font-family-generic="swiss" style:font-pitch="variable" fo:font-size="12pt" fo:font-style="normal"/>
    </style:style>
    <style:style style:name="T8" style:family="text">
      <style:text-properties fo:font-family="'Times New Roman'" style:font-family-generic="roman" style:font-pitch="variable" fo:font-size="10pt" fo:font-style="italic"/>
    </style:style>
    <style:style style:name="T9" style:family="text">
      <style:text-properties fo:font-family="'Times New Roman'" style:font-family-generic="roman" style:font-pitch="variable" fo:font-size="10pt" fo:font-style="italic"/>
    </style:style>
    <style:style style:name="T10" style:family="text">
      <style:text-properties fo:font-family="Arial" style:font-family-generic="swiss" style:font-pitch="variable" fo:font-size="10pt" fo:font-style="normal"/>
    </style:style>
    <style:style style:name="T11" style:family="text">
      <style:text-properties fo:font-size="10pt" fo:font-style="italic" fo:font-weight="normal"/>
    </style:style>
    <style:style style:name="T12" style:family="text">
      <style:text-properties fo:font-size="10pt" fo:font-style="italic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custom-shape draw:style-name="gr1" draw:text-style-name="P1" draw:id="id1" draw:layer="layout" svg:width="0.72cm" svg:height="0.76cm" svg:x="10cm" svg:y="13.096cm">
          <text:p text:style-name="P1">1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2" draw:text-style-name="P2" draw:layer="layout" draw:type="curve" svg:x1="10.72cm" svg:y1="13.475cm" svg:x2="13cm" svg:y2="13.475cm" draw:start-shape="id1" draw:start-glue-point="10" draw:end-shape="id2" draw:end-glue-point="6">
          <text:p text:style-name="P1"><text:span text:style-name="T1"><text:s/></text:span></text:p>
        </draw:connector>
        <draw:custom-shape draw:style-name="gr1" draw:text-style-name="P1" draw:id="id2" draw:layer="layout" svg:width="0.72cm" svg:height="0.76cm" svg:x="13cm" svg:y="13.096cm">
          <text:p text:style-name="P1">2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frame draw:style-name="gr3" draw:text-style-name="P4" draw:layer="layout" svg:width="0.625cm" svg:height="0.599cm" svg:x="11.436cm" svg:y="12.821cm">
          <draw:text-box>
            <text:p text:style-name="P3"><text:span text:style-name="T2">e</text:span></text:p>
          </draw:text-box>
        </draw:frame>
        <draw:connector draw:style-name="gr2" draw:text-style-name="P2" draw:layer="layout" draw:type="curve" draw:line-skew="0.113cm -0.273cm" svg:x1="13.614cm" svg:y1="13.206cm" svg:x2="13.359cm" svg:y2="13.096cm" draw:start-shape="id2" draw:start-glue-point="11" draw:end-shape="id2" draw:end-glue-point="4">
          <text:p text:style-name="P1"><text:span text:style-name="T1"><text:s/></text:span></text:p>
        </draw:connector>
        <draw:frame draw:style-name="gr3" draw:text-style-name="P5" draw:layer="layout" svg:width="0.659cm" svg:height="0.573cm" svg:x="13.623cm" svg:y="12.255cm">
          <draw:text-box>
            <text:p text:style-name="P3"><text:span text:style-name="T1">a</text:span></text:p>
          </draw:text-box>
        </draw:frame>
        <draw:custom-shape draw:style-name="gr1" draw:text-style-name="P1" draw:id="id3" draw:layer="layout" svg:width="0.72cm" svg:height="0.76cm" svg:x="10cm" svg:y="9.815cm">
          <text:p text:style-name="P1">1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2" draw:text-style-name="P2" draw:layer="layout" draw:type="curve" svg:x1="10.72cm" svg:y1="10.194cm" svg:x2="13cm" svg:y2="10.194cm" draw:start-shape="id3" draw:start-glue-point="10" draw:end-shape="id4" draw:end-glue-point="6">
          <text:p text:style-name="P1"><text:span text:style-name="T1"><text:s/></text:span></text:p>
        </draw:connector>
        <draw:frame draw:style-name="gr3" draw:text-style-name="P5" draw:layer="layout" svg:width="0.659cm" svg:height="0.573cm" svg:x="11.463cm" svg:y="9.575cm">
          <draw:text-box>
            <text:p text:style-name="P3"><text:span text:style-name="T1">a</text:span></text:p>
          </draw:text-box>
        </draw:frame>
        <draw:custom-shape draw:style-name="gr1" draw:text-style-name="P1" draw:id="id4" draw:layer="layout" svg:width="0.72cm" svg:height="0.76cm" svg:x="13cm" svg:y="9.815cm">
          <text:p text:style-name="P1">2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frame draw:style-name="gr3" draw:text-style-name="P5" draw:layer="layout" svg:width="0.659cm" svg:height="0.573cm" svg:x="13.623cm" svg:y="8.974cm">
          <draw:text-box>
            <text:p text:style-name="P3"><text:span text:style-name="T1">a</text:span></text:p>
          </draw:text-box>
        </draw:frame>
        <draw:custom-shape draw:style-name="gr1" draw:text-style-name="P1" draw:id="id5" draw:layer="layout" svg:width="0.72cm" svg:height="0.76cm" svg:x="2cm" svg:y="9.74cm">
          <text:p text:style-name="P1">1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2" draw:text-style-name="P2" draw:layer="layout" draw:type="curve" svg:x1="2.72cm" svg:y1="10.119cm" svg:x2="5cm" svg:y2="10.119cm" draw:start-shape="id5" draw:start-glue-point="10" draw:end-shape="id6" draw:end-glue-point="6">
          <text:p text:style-name="P1"><text:span text:style-name="T1"><text:s/></text:span></text:p>
        </draw:connector>
        <draw:frame draw:style-name="gr3" draw:text-style-name="P5" draw:layer="layout" svg:width="0.659cm" svg:height="0.573cm" svg:x="3.463cm" svg:y="9.5cm">
          <draw:text-box>
            <text:p text:style-name="P3"><text:span text:style-name="T1">a</text:span></text:p>
          </draw:text-box>
        </draw:frame>
        <draw:custom-shape draw:style-name="gr1" draw:text-style-name="P1" draw:id="id6" draw:layer="layout" svg:width="0.72cm" svg:height="0.76cm" svg:x="5cm" svg:y="9.74cm">
          <text:p text:style-name="P1">2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2" draw:text-style-name="P2" draw:layer="layout" draw:type="curve" svg:x1="5.72cm" svg:y1="10.119cm" svg:x2="10.436cm" svg:y2="17.119cm" draw:end-shape="id7" draw:end-glue-point="6">
          <text:p text:style-name="P1"><text:span text:style-name="T1"><text:s/></text:span></text:p>
        </draw:connector>
        <draw:frame draw:style-name="gr3" draw:text-style-name="P5" draw:layer="layout" svg:width="0.659cm" svg:height="0.573cm" svg:x="6.463cm" svg:y="9.5cm">
          <draw:text-box>
            <text:p text:style-name="P3"><text:span text:style-name="T1">b</text:span></text:p>
          </draw:text-box>
        </draw:frame>
        <draw:custom-shape draw:style-name="gr1" draw:text-style-name="P1" draw:id="id7" draw:layer="layout" svg:width="0.72cm" svg:height="0.76cm" svg:x="10.436cm" svg:y="16.74cm">
          <text:p text:style-name="P1">3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frame draw:style-name="gr3" draw:text-style-name="P6" draw:layer="layout" svg:width="1.15cm" svg:height="0.573cm" svg:x="11.219cm" svg:y="10.676cm">
          <draw:text-box>
            <text:p text:style-name="P3"><text:span text:style-name="T3">“</text:span><text:span text:style-name="T3">a+”</text:span></text:p>
          </draw:text-box>
        </draw:frame>
        <draw:frame draw:style-name="gr3" draw:text-style-name="P6" draw:layer="layout" svg:width="1.104cm" svg:height="0.573cm" svg:x="7.896cm" svg:y="10cm">
          <draw:text-box>
            <text:p text:style-name="P3"><text:span text:style-name="T3">“</text:span><text:span text:style-name="T3">a?”</text:span></text:p>
          </draw:text-box>
        </draw:frame>
        <draw:frame draw:style-name="gr3" draw:text-style-name="P6" draw:layer="layout" svg:width="1.104cm" svg:height="0.573cm" svg:x="11.189cm" svg:y="14cm">
          <draw:text-box>
            <text:p text:style-name="P3"><text:span text:style-name="T3">“</text:span><text:span text:style-name="T3">a*”</text:span></text:p>
          </draw:text-box>
        </draw:frame>
        <draw:frame draw:style-name="gr3" draw:text-style-name="P6" draw:layer="layout" svg:width="1.104cm" svg:height="0.573cm" svg:x="4.753cm" svg:y="10.851cm">
          <draw:text-box>
            <text:p text:style-name="P3"><text:span text:style-name="T3">“</text:span><text:span text:style-name="T3">ab”</text:span></text:p>
          </draw:text-box>
        </draw:frame>
        <draw:custom-shape draw:style-name="gr1" draw:text-style-name="P1" draw:id="id8" draw:layer="layout" svg:width="0.5cm" svg:height="0.5cm" svg:x="2cm" svg:y="2.927cm">
          <text:p text:style-name="P1">1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2" draw:text-style-name="P2" draw:layer="layout" draw:type="curve" svg:x1="2.5cm" svg:y1="3.176cm" svg:x2="4cm" svg:y2="3.176cm" draw:start-shape="id8" draw:start-glue-point="10" draw:end-shape="id9" draw:end-glue-point="6">
          <text:p text:style-name="P1"><text:span text:style-name="T1"><text:s/></text:span></text:p>
        </draw:connector>
        <draw:frame draw:style-name="gr3" draw:text-style-name="P5" draw:layer="layout" svg:width="0.659cm" svg:height="0.573cm" svg:x="2.841cm" svg:y="2.654cm">
          <draw:text-box>
            <text:p text:style-name="P3"><text:span text:style-name="T1">a</text:span></text:p>
          </draw:text-box>
        </draw:frame>
        <draw:connector draw:style-name="gr2" draw:text-style-name="P2" draw:layer="layout" draw:type="curve" svg:x1="8cm" svg:y1="3.176cm" svg:x2="7.749cm" svg:y2="2.927cm" draw:start-shape="id10" draw:start-glue-point="10" draw:end-shape="id10" draw:end-glue-point="4">
          <text:p text:style-name="P1"><text:span text:style-name="T1"><text:s/></text:span></text:p>
        </draw:connector>
        <draw:frame draw:style-name="gr3" draw:text-style-name="P4" draw:layer="layout" svg:width="0.625cm" svg:height="0.599cm" svg:x="2.775cm" svg:y="5.101cm">
          <draw:text-box>
            <text:p text:style-name="P3"><text:span text:style-name="T2">e</text:span></text:p>
          </draw:text-box>
        </draw:frame>
        <draw:connector draw:style-name="gr2" draw:text-style-name="P2" draw:layer="layout" draw:type="curve" draw:line-skew="0.445cm" svg:x1="2.426cm" svg:y1="5.045cm" svg:x2="4.072cm" svg:y2="5.045cm" draw:start-shape="id11" draw:start-glue-point="11" draw:end-shape="id12" draw:end-glue-point="5">
          <text:p text:style-name="P1"><text:span text:style-name="T1"><text:s/></text:span></text:p>
        </draw:connector>
        <draw:frame draw:style-name="gr3" draw:text-style-name="P6" draw:layer="layout" svg:width="0.96cm" svg:height="0.573cm" svg:x="2.54cm" svg:y="3.427cm">
          <draw:text-box>
            <text:p text:style-name="P3"><text:span text:style-name="T3">“</text:span><text:span text:style-name="T3">a”</text:span></text:p>
          </draw:text-box>
        </draw:frame>
        <draw:custom-shape draw:style-name="gr1" draw:text-style-name="P1" draw:id="id9" draw:layer="layout" svg:width="0.5cm" svg:height="0.5cm" svg:x="4cm" svg:y="2.927cm">
          <text:p text:style-name="P1">2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" draw:text-style-name="P1" draw:id="id13" draw:layer="layout" svg:width="0.5cm" svg:height="0.5cm" svg:x="2cm" svg:y="6.773cm">
          <text:p text:style-name="P1">1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2" draw:text-style-name="P2" draw:layer="layout" draw:type="curve" svg:x1="2.5cm" svg:y1="7.022cm" svg:x2="4cm" svg:y2="7.022cm" draw:start-shape="id13" draw:start-glue-point="10" draw:end-shape="id14" draw:end-glue-point="6">
          <text:p text:style-name="P1"><text:span text:style-name="T1"><text:s/></text:span></text:p>
        </draw:connector>
        <draw:frame draw:style-name="gr3" draw:text-style-name="P5" draw:layer="layout" svg:width="0.976cm" svg:height="0.573cm" svg:x="2.641cm" svg:y="6.5cm">
          <draw:text-box>
            <text:p text:style-name="P3"><text:span text:style-name="T1">[ab]</text:span></text:p>
          </draw:text-box>
        </draw:frame>
        <draw:frame draw:style-name="gr3" draw:text-style-name="P6" draw:layer="layout" svg:width="1.18cm" svg:height="0.573cm" svg:x="2.5cm" svg:y="7.273cm">
          <draw:text-box>
            <text:p text:style-name="P3"><text:span text:style-name="T3">“</text:span><text:span text:style-name="T3">a|b”</text:span></text:p>
          </draw:text-box>
        </draw:frame>
        <draw:custom-shape draw:style-name="gr1" draw:text-style-name="P1" draw:id="id14" draw:layer="layout" svg:width="0.5cm" svg:height="0.5cm" svg:x="4cm" svg:y="6.773cm">
          <text:p text:style-name="P1">2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" draw:text-style-name="P1" draw:id="id15" draw:layer="layout" svg:width="0.5cm" svg:height="0.5cm" svg:x="5.5cm" svg:y="2.927cm">
          <text:p text:style-name="P1">1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2" draw:text-style-name="P2" draw:layer="layout" draw:type="curve" svg:x1="6cm" svg:y1="3.176cm" svg:x2="7.5cm" svg:y2="3.176cm" draw:start-shape="id15" draw:start-glue-point="10" draw:end-shape="id10" draw:end-glue-point="6">
          <text:p text:style-name="P1"><text:span text:style-name="T1"><text:s/></text:span></text:p>
        </draw:connector>
        <draw:frame draw:style-name="gr3" draw:text-style-name="P5" draw:layer="layout" svg:width="0.659cm" svg:height="0.573cm" svg:x="6.341cm" svg:y="2.654cm">
          <draw:text-box>
            <text:p text:style-name="P3"><text:span text:style-name="T1">a</text:span></text:p>
          </draw:text-box>
        </draw:frame>
        <draw:frame draw:style-name="gr3" draw:text-style-name="P6" draw:layer="layout" svg:width="1.15cm" svg:height="0.573cm" svg:x="6.04cm" svg:y="3.427cm">
          <draw:text-box>
            <text:p text:style-name="P3"><text:span text:style-name="T3">“</text:span><text:span text:style-name="T3">a+”</text:span></text:p>
          </draw:text-box>
        </draw:frame>
        <draw:custom-shape draw:style-name="gr1" draw:text-style-name="P1" draw:id="id10" draw:layer="layout" svg:width="0.5cm" svg:height="0.5cm" svg:x="7.5cm" svg:y="2.927cm">
          <text:p text:style-name="P1">2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frame draw:style-name="gr3" draw:text-style-name="P5" draw:layer="layout" svg:width="0.659cm" svg:height="0.573cm" svg:x="8cm" svg:y="2.4cm">
          <draw:text-box>
            <text:p text:style-name="P3"><text:span text:style-name="T1">a</text:span></text:p>
          </draw:text-box>
        </draw:frame>
        <draw:custom-shape draw:style-name="gr1" draw:text-style-name="P1" draw:id="id11" draw:layer="layout" svg:width="0.5cm" svg:height="0.5cm" svg:x="2cm" svg:y="4.973cm">
          <text:p text:style-name="P1">1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2" draw:text-style-name="P2" draw:layer="layout" draw:type="curve" draw:line-skew="0.125cm" svg:x1="2.5cm" svg:y1="5.222cm" svg:x2="4cm" svg:y2="5.223cm" draw:start-shape="id11" draw:start-glue-point="10" draw:end-shape="id12">
          <text:p text:style-name="P1"><text:span text:style-name="T1"><text:s/></text:span></text:p>
        </draw:connector>
        <draw:frame draw:style-name="gr4" draw:text-style-name="P5" draw:layer="layout" svg:width="0.659cm" svg:height="0.573cm" svg:x="2.841cm" svg:y="4.427cm">
          <draw:text-box>
            <text:p text:style-name="P3"><text:span text:style-name="T1">a</text:span></text:p>
          </draw:text-box>
        </draw:frame>
        <draw:frame draw:style-name="gr3" draw:text-style-name="P6" draw:layer="layout" svg:width="1.104cm" svg:height="0.573cm" svg:x="2.5cm" svg:y="5.5cm">
          <draw:text-box>
            <text:p text:style-name="P3"><text:span text:style-name="T3">“</text:span><text:span text:style-name="T3">a?”</text:span></text:p>
          </draw:text-box>
        </draw:frame>
        <draw:custom-shape draw:style-name="gr1" draw:text-style-name="P1" draw:id="id12" draw:layer="layout" svg:width="0.5cm" svg:height="0.5cm" svg:x="4cm" svg:y="4.973cm">
          <text:p text:style-name="P1">2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2" draw:text-style-name="P2" draw:layer="layout" draw:type="curve" svg:x1="8cm" svg:y1="5.176cm" svg:x2="7.749cm" svg:y2="4.927cm" draw:start-shape="id16" draw:start-glue-point="10" draw:end-shape="id16" draw:end-glue-point="4">
          <text:p text:style-name="P1"><text:span text:style-name="T1"><text:s/></text:span></text:p>
        </draw:connector>
        <draw:custom-shape draw:style-name="gr1" draw:text-style-name="P1" draw:id="id17" draw:layer="layout" svg:width="0.5cm" svg:height="0.5cm" svg:x="5.5cm" svg:y="4.927cm">
          <text:p text:style-name="P1">1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2" draw:text-style-name="P2" draw:layer="layout" draw:type="curve" svg:x1="6cm" svg:y1="5.176cm" svg:x2="7.5cm" svg:y2="5.176cm" draw:start-shape="id17" draw:start-glue-point="10" draw:end-shape="id16" draw:end-glue-point="6">
          <text:p text:style-name="P1"><text:span text:style-name="T1"><text:s/></text:span></text:p>
        </draw:connector>
        <draw:frame draw:style-name="gr3" draw:text-style-name="P6" draw:layer="layout" svg:width="1.104cm" svg:height="0.573cm" svg:x="6.04cm" svg:y="5.427cm">
          <draw:text-box>
            <text:p text:style-name="P3"><text:span text:style-name="T3">“</text:span><text:span text:style-name="T3">a*”</text:span></text:p>
          </draw:text-box>
        </draw:frame>
        <draw:custom-shape draw:style-name="gr1" draw:text-style-name="P1" draw:id="id16" draw:layer="layout" svg:width="0.5cm" svg:height="0.5cm" svg:x="7.5cm" svg:y="4.927cm">
          <text:p text:style-name="P1">2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frame draw:style-name="gr3" draw:text-style-name="P5" draw:layer="layout" svg:width="0.659cm" svg:height="0.573cm" svg:x="8cm" svg:y="4.4cm">
          <draw:text-box>
            <text:p text:style-name="P3"><text:span text:style-name="T1">a</text:span></text:p>
          </draw:text-box>
        </draw:frame>
        <draw:frame draw:style-name="gr3" draw:text-style-name="P4" draw:layer="layout" svg:width="0.625cm" svg:height="0.599cm" svg:x="6.275cm" svg:y="4.701cm">
          <draw:text-box>
            <text:p text:style-name="P3"><text:span text:style-name="T2">e</text:span></text:p>
          </draw:text-box>
        </draw:frame>
        <draw:custom-shape draw:style-name="gr1" draw:text-style-name="P1" draw:id="id18" draw:layer="layout" svg:width="0.5cm" svg:height="0.5cm" svg:x="5.272cm" svg:y="6.781cm">
          <text:p text:style-name="P1">1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2" draw:text-style-name="P2" draw:layer="layout" draw:type="curve" svg:x1="5.772cm" svg:y1="7.03cm" svg:x2="6.759cm" svg:y2="7.03cm" draw:start-shape="id18" draw:start-glue-point="10" draw:end-shape="id19" draw:end-glue-point="6">
          <text:p text:style-name="P1"><text:span text:style-name="T1"><text:s/></text:span></text:p>
        </draw:connector>
        <draw:frame draw:style-name="gr3" draw:text-style-name="P5" draw:layer="layout" svg:width="0.659cm" svg:height="0.573cm" svg:x="5.855cm" svg:y="6.546cm">
          <draw:text-box>
            <text:p text:style-name="P3"><text:span text:style-name="T1">a</text:span></text:p>
          </draw:text-box>
        </draw:frame>
        <draw:frame draw:style-name="gr3" draw:text-style-name="P6" draw:layer="layout" svg:width="1.104cm" svg:height="0.573cm" svg:x="6.41cm" svg:y="7.373cm">
          <draw:text-box>
            <text:p text:style-name="P3"><text:span text:style-name="T3">“</text:span><text:span text:style-name="T3">ab”</text:span></text:p>
          </draw:text-box>
        </draw:frame>
        <draw:custom-shape draw:style-name="gr1" draw:text-style-name="P1" draw:id="id19" draw:layer="layout" svg:width="0.5cm" svg:height="0.5cm" svg:x="6.759cm" svg:y="6.781cm">
          <text:p text:style-name="P1">2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2" draw:text-style-name="P2" draw:layer="layout" draw:type="curve" svg:x1="7.259cm" svg:y1="7.03cm" svg:x2="8.179cm" svg:y2="7.03cm" draw:start-shape="id19" draw:start-glue-point="10" draw:end-shape="id20" draw:end-glue-point="6">
          <text:p text:style-name="P1"><text:span text:style-name="T1"><text:s/></text:span></text:p>
        </draw:connector>
        <draw:custom-shape draw:style-name="gr1" draw:text-style-name="P1" draw:id="id20" draw:layer="layout" svg:width="0.5cm" svg:height="0.5cm" svg:x="8.179cm" svg:y="6.781cm">
          <text:p text:style-name="P1">3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frame draw:style-name="gr3" draw:text-style-name="P5" draw:layer="layout" svg:width="0.659cm" svg:height="0.573cm" svg:x="7.255cm" svg:y="6.546cm">
          <draw:text-box>
            <text:p text:style-name="P3"><text:span text:style-name="T1">b</text:span></text:p>
          </draw:text-box>
        </draw:frame>
      </draw:page>
      <draw:page draw:name="page2" draw:style-name="dp1" draw:master-page-name="Standard">
        <office:forms form:automatic-focus="false" form:apply-design-mode="false"/>
        <draw:rect draw:style-name="gr5" draw:text-style-name="P7" draw:layer="layout" svg:width="11.5cm" svg:height="0.5cm" svg:x="1cm" svg:y="1cm">
          <text:p text:style-name="P8"/>
        </draw:rect>
        <draw:frame draw:style-name="gr3" draw:text-style-name="P9" draw:layer="layout" svg:width="0.735cm" svg:height="0.649cm" svg:x="5.303cm" svg:y="3cm">
          <draw:text-box>
            <text:p text:style-name="P8"><text:span text:style-name="T4">X</text:span></text:p>
          </draw:text-box>
        </draw:frame>
        <draw:custom-shape draw:style-name="gr1" draw:text-style-name="P11" draw:id="id21" draw:layer="layout" svg:width="0.72cm" svg:height="0.76cm" svg:x="1.5cm" svg:y="3.24cm">
          <text:p text:style-name="P10"><text:span text:style-name="T5">1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2" draw:text-style-name="P12" draw:layer="layout" draw:type="curve" svg:x1="2.22cm" svg:y1="3.619cm" svg:x2="4cm" svg:y2="3.619cm" draw:start-shape="id21" draw:start-glue-point="10" draw:end-shape="id22" draw:end-glue-point="6">
          <text:p text:style-name="P10"><text:span text:style-name="T1"><text:s/></text:span></text:p>
        </draw:connector>
        <draw:custom-shape draw:style-name="gr1" draw:text-style-name="P11" draw:id="id22" draw:layer="layout" svg:width="0.72cm" svg:height="0.76cm" svg:x="4cm" svg:y="3.24cm">
          <text:p text:style-name="P10"><text:span text:style-name="T5">2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frame draw:style-name="gr3" draw:text-style-name="P13" draw:layer="layout" svg:width="1.006cm" svg:height="0.725cm" svg:x="2.614cm" svg:y="3cm">
          <draw:text-box>
            <text:p text:style-name="P8"><text:span text:style-name="T6">e </text:span><text:span text:style-name="T7">/(</text:span></text:p>
          </draw:text-box>
        </draw:frame>
        <draw:custom-shape draw:style-name="gr1" draw:text-style-name="P11" draw:id="id23" draw:layer="layout" svg:width="0.72cm" svg:height="0.76cm" svg:x="6.78cm" svg:y="3.24cm">
          <text:p text:style-name="P10"><text:span text:style-name="T5">5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2" draw:text-style-name="P12" draw:layer="layout" draw:type="curve" svg:x1="7.5cm" svg:y1="3.619cm" svg:x2="9.28cm" svg:y2="3.619cm" draw:start-shape="id23" draw:start-glue-point="10" draw:end-shape="id24" draw:end-glue-point="6">
          <text:p text:style-name="P10"><text:span text:style-name="T1"><text:s/></text:span></text:p>
        </draw:connector>
        <draw:custom-shape draw:style-name="gr1" draw:text-style-name="P11" draw:id="id24" draw:layer="layout" svg:width="0.72cm" svg:height="0.76cm" svg:x="9.28cm" svg:y="3.24cm">
          <text:p text:style-name="P10"><text:span text:style-name="T5">3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frame draw:style-name="gr3" draw:text-style-name="P13" draw:layer="layout" svg:width="0.659cm" svg:height="0.679cm" svg:x="7.894cm" svg:y="3cm">
          <draw:text-box>
            <text:p text:style-name="P8"><text:span text:style-name="T6">e</text:span></text:p>
          </draw:text-box>
        </draw:frame>
        <draw:connector draw:style-name="gr6" draw:text-style-name="P12" draw:layer="layout" draw:type="curve" svg:x1="4.72cm" svg:y1="3.619cm" svg:x2="6.78cm" svg:y2="3.62cm" draw:start-shape="id22" draw:start-glue-point="10" draw:end-shape="id23" draw:end-glue-point="3">
          <text:p text:style-name="P10"><text:span text:style-name="T1"><text:s/></text:span></text:p>
        </draw:connector>
        <draw:connector draw:style-name="gr2" draw:text-style-name="P12" draw:layer="layout" draw:type="curve" svg:x1="10cm" svg:y1="3.619cm" svg:x2="11.78cm" svg:y2="3.619cm" draw:end-shape="id25" draw:end-glue-point="6">
          <text:p text:style-name="P10"><text:span text:style-name="T1"><text:s/></text:span></text:p>
        </draw:connector>
        <draw:custom-shape draw:style-name="gr1" draw:text-style-name="P11" draw:id="id25" draw:layer="layout" svg:width="0.72cm" svg:height="0.76cm" svg:x="11.78cm" svg:y="3.24cm">
          <text:p text:style-name="P10"><text:span text:style-name="T5">4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frame draw:style-name="gr3" draw:text-style-name="P13" draw:layer="layout" svg:width="1.125cm" svg:height="0.725cm" svg:x="10.394cm" svg:y="3cm">
          <draw:text-box>
            <text:p text:style-name="P8"><text:span text:style-name="T6">e </text:span><text:span text:style-name="T7">/ )</text:span></text:p>
          </draw:text-box>
        </draw:frame>
        <draw:frame draw:style-name="gr3" draw:text-style-name="P9" draw:layer="layout" svg:width="0.735cm" svg:height="0.649cm" svg:x="5.265cm" svg:y="5.5cm">
          <draw:text-box>
            <text:p text:style-name="P8"><text:span text:style-name="T4">X</text:span></text:p>
          </draw:text-box>
        </draw:frame>
        <draw:custom-shape draw:style-name="gr1" draw:text-style-name="P11" draw:id="id26" draw:layer="layout" svg:width="0.72cm" svg:height="0.76cm" svg:x="1.5cm" svg:y="6.74cm">
          <text:p text:style-name="P10"><text:span text:style-name="T5">1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2" draw:text-style-name="P12" draw:layer="layout" draw:type="curve" svg:x1="2.22cm" svg:y1="7.119cm" svg:x2="4cm" svg:y2="7.119cm" draw:start-shape="id26" draw:start-glue-point="10" draw:end-shape="id27" draw:end-glue-point="6">
          <text:p text:style-name="P10"><text:span text:style-name="T1"><text:s/></text:span></text:p>
        </draw:connector>
        <draw:custom-shape draw:style-name="gr1" draw:text-style-name="P11" draw:id="id27" draw:layer="layout" svg:width="0.72cm" svg:height="0.76cm" svg:x="4cm" svg:y="6.74cm">
          <text:p text:style-name="P10"><text:span text:style-name="T5">2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frame draw:style-name="gr3" draw:text-style-name="P13" draw:layer="layout" svg:width="1.006cm" svg:height="0.725cm" svg:x="2.614cm" svg:y="6.5cm">
          <draw:text-box>
            <text:p text:style-name="P8"><text:span text:style-name="T6">e </text:span><text:span text:style-name="T7">/(</text:span></text:p>
          </draw:text-box>
        </draw:frame>
        <draw:custom-shape draw:style-name="gr1" draw:text-style-name="P11" draw:id="id28" draw:layer="layout" svg:width="0.72cm" svg:height="0.76cm" svg:x="6.78cm" svg:y="7.74cm">
          <text:p text:style-name="P10"><text:span text:style-name="T5">6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2" draw:text-style-name="P12" draw:layer="layout" draw:type="curve" svg:x1="7.5cm" svg:y1="8.119cm" svg:x2="9.639cm" svg:y2="7.5cm" draw:start-shape="id28" draw:start-glue-point="10" draw:end-shape="id29" draw:end-glue-point="8">
          <text:p text:style-name="P10"><text:span text:style-name="T1"><text:s/></text:span></text:p>
        </draw:connector>
        <draw:frame draw:style-name="gr3" draw:text-style-name="P13" draw:layer="layout" svg:width="0.659cm" svg:height="0.679cm" svg:x="7.894cm" svg:y="7.5cm">
          <draw:text-box>
            <text:p text:style-name="P8"><text:span text:style-name="T6">e</text:span></text:p>
          </draw:text-box>
        </draw:frame>
        <draw:connector draw:style-name="gr6" draw:text-style-name="P12" draw:layer="layout" draw:type="curve" svg:x1="4.359cm" svg:y1="7.5cm" svg:x2="6.78cm" svg:y2="8.12cm" draw:start-shape="id27" draw:start-glue-point="8" draw:end-shape="id28" draw:end-glue-point="3">
          <text:p text:style-name="P10"><text:span text:style-name="T1"><text:s/></text:span></text:p>
        </draw:connector>
        <draw:custom-shape draw:style-name="gr1" draw:text-style-name="P11" draw:id="id30" draw:layer="layout" svg:width="0.72cm" svg:height="0.76cm" svg:x="6.78cm" svg:y="5.74cm">
          <text:p text:style-name="P10"><text:span text:style-name="T5">5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2" draw:text-style-name="P12" draw:layer="layout" draw:type="curve" svg:x1="7.5cm" svg:y1="6.119cm" svg:x2="9.639cm" svg:y2="6.74cm" draw:start-shape="id30" draw:start-glue-point="10" draw:end-shape="id29" draw:end-glue-point="4">
          <text:p text:style-name="P10"><text:span text:style-name="T1"><text:s/></text:span></text:p>
        </draw:connector>
        <draw:custom-shape draw:style-name="gr1" draw:text-style-name="P11" draw:id="id29" draw:layer="layout" svg:width="0.72cm" svg:height="0.76cm" svg:x="9.28cm" svg:y="6.74cm">
          <text:p text:style-name="P10"><text:span text:style-name="T5">3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frame draw:style-name="gr3" draw:text-style-name="P13" draw:layer="layout" svg:width="0.659cm" svg:height="0.679cm" svg:x="7.894cm" svg:y="5.5cm">
          <draw:text-box>
            <text:p text:style-name="P8"><text:span text:style-name="T6">e</text:span></text:p>
          </draw:text-box>
        </draw:frame>
        <draw:connector draw:style-name="gr2" draw:text-style-name="P12" draw:layer="layout" draw:type="curve" svg:x1="10cm" svg:y1="7.119cm" svg:x2="11.78cm" svg:y2="7.119cm" draw:end-shape="id31" draw:end-glue-point="6">
          <text:p text:style-name="P10"><text:span text:style-name="T1"><text:s/></text:span></text:p>
        </draw:connector>
        <draw:custom-shape draw:style-name="gr1" draw:text-style-name="P11" draw:id="id31" draw:layer="layout" svg:width="0.72cm" svg:height="0.76cm" svg:x="11.78cm" svg:y="6.74cm">
          <text:p text:style-name="P10"><text:span text:style-name="T5">4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frame draw:style-name="gr3" draw:text-style-name="P13" draw:layer="layout" svg:width="1.125cm" svg:height="0.725cm" svg:x="10.394cm" svg:y="6.5cm">
          <draw:text-box>
            <text:p text:style-name="P8"><text:span text:style-name="T6">e </text:span><text:span text:style-name="T7">/ )</text:span></text:p>
          </draw:text-box>
        </draw:frame>
        <draw:connector draw:style-name="gr6" draw:text-style-name="P12" draw:layer="layout" draw:type="curve" svg:x1="4.359cm" svg:y1="6.74cm" svg:x2="6.78cm" svg:y2="6.119cm" draw:start-shape="id27" draw:start-glue-point="4" draw:end-shape="id30" draw:end-glue-point="6">
          <text:p text:style-name="P10"><text:span text:style-name="T1"><text:s/></text:span></text:p>
        </draw:connector>
        <draw:frame draw:style-name="gr3" draw:text-style-name="P9" draw:layer="layout" svg:width="0.735cm" svg:height="0.649cm" svg:x="5.265cm" svg:y="8.351cm">
          <draw:text-box>
            <text:p text:style-name="P8"><text:span text:style-name="T4">Y</text:span></text:p>
          </draw:text-box>
        </draw:frame>
        <draw:frame draw:style-name="gr3" draw:text-style-name="P9" draw:layer="layout" svg:width="0.735cm" svg:height="0.649cm" svg:x="5.303cm" svg:y="11cm">
          <draw:text-box>
            <text:p text:style-name="P8"><text:span text:style-name="T4">X</text:span></text:p>
          </draw:text-box>
        </draw:frame>
        <draw:custom-shape draw:style-name="gr1" draw:text-style-name="P11" draw:id="id32" draw:layer="layout" svg:width="0.72cm" svg:height="0.76cm" svg:x="1.5cm" svg:y="11.24cm">
          <text:p text:style-name="P10"><text:span text:style-name="T5">1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2" draw:text-style-name="P12" draw:layer="layout" draw:type="curve" svg:x1="2.22cm" svg:y1="11.619cm" svg:x2="4cm" svg:y2="11.619cm" draw:start-shape="id32" draw:start-glue-point="10" draw:end-shape="id33" draw:end-glue-point="6">
          <text:p text:style-name="P10"><text:span text:style-name="T1"><text:s/></text:span></text:p>
        </draw:connector>
        <draw:custom-shape draw:style-name="gr1" draw:text-style-name="P11" draw:id="id33" draw:layer="layout" svg:width="0.72cm" svg:height="0.76cm" svg:x="4cm" svg:y="11.24cm">
          <text:p text:style-name="P10"><text:span text:style-name="T5">2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frame draw:style-name="gr3" draw:text-style-name="P13" draw:layer="layout" svg:width="1.006cm" svg:height="0.725cm" svg:x="2.614cm" svg:y="11cm">
          <draw:text-box>
            <text:p text:style-name="P8"><text:span text:style-name="T6">e </text:span><text:span text:style-name="T7">/(</text:span></text:p>
          </draw:text-box>
        </draw:frame>
        <draw:custom-shape draw:style-name="gr1" draw:text-style-name="P11" draw:id="id34" draw:layer="layout" svg:width="0.72cm" svg:height="0.76cm" svg:x="6.78cm" svg:y="11.24cm">
          <text:p text:style-name="P10"><text:span text:style-name="T5">5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2" draw:text-style-name="P12" draw:layer="layout" draw:type="curve" svg:x1="7.5cm" svg:y1="11.619cm" svg:x2="9.28cm" svg:y2="11.619cm" draw:start-shape="id34" draw:start-glue-point="10" draw:end-shape="id35" draw:end-glue-point="6">
          <text:p text:style-name="P10"><text:span text:style-name="T1"><text:s/></text:span></text:p>
        </draw:connector>
        <draw:custom-shape draw:style-name="gr1" draw:text-style-name="P11" draw:id="id35" draw:layer="layout" svg:width="0.72cm" svg:height="0.76cm" svg:x="9.28cm" svg:y="11.24cm">
          <text:p text:style-name="P10"><text:span text:style-name="T5">3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frame draw:style-name="gr3" draw:text-style-name="P13" draw:layer="layout" svg:width="0.659cm" svg:height="0.679cm" svg:x="7.894cm" svg:y="11cm">
          <draw:text-box>
            <text:p text:style-name="P8"><text:span text:style-name="T6">e</text:span></text:p>
          </draw:text-box>
        </draw:frame>
        <draw:connector draw:style-name="gr6" draw:text-style-name="P12" draw:layer="layout" draw:type="curve" svg:x1="4.72cm" svg:y1="11.619cm" svg:x2="6.78cm" svg:y2="11.62cm" draw:start-shape="id33" draw:start-glue-point="10" draw:end-shape="id34" draw:end-glue-point="3">
          <text:p text:style-name="P10"><text:span text:style-name="T1"><text:s/></text:span></text:p>
        </draw:connector>
        <draw:connector draw:style-name="gr2" draw:text-style-name="P12" draw:layer="layout" draw:type="curve" svg:x1="10cm" svg:y1="11.619cm" svg:x2="11.78cm" svg:y2="11.619cm" draw:end-shape="id36" draw:end-glue-point="6">
          <text:p text:style-name="P10"><text:span text:style-name="T1"><text:s/></text:span></text:p>
        </draw:connector>
        <draw:custom-shape draw:style-name="gr1" draw:text-style-name="P11" draw:id="id36" draw:layer="layout" svg:width="0.72cm" svg:height="0.76cm" svg:x="11.78cm" svg:y="11.24cm">
          <text:p text:style-name="P10"><text:span text:style-name="T5">4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frame draw:style-name="gr3" draw:text-style-name="P13" draw:layer="layout" svg:width="1.125cm" svg:height="0.725cm" svg:x="10.394cm" svg:y="11cm">
          <draw:text-box>
            <text:p text:style-name="P8"><text:span text:style-name="T6">e </text:span><text:span text:style-name="T7">/ )</text:span></text:p>
          </draw:text-box>
        </draw:frame>
        <draw:connector draw:style-name="gr2" draw:text-style-name="P12" draw:layer="layout" draw:type="curve" svg:x1="9.639cm" svg:y1="11.24cm" svg:x2="4.359cm" svg:y2="11.24cm" draw:start-shape="id35" draw:start-glue-point="4" draw:end-shape="id33" draw:end-glue-point="4">
          <text:p text:style-name="P10"><text:span text:style-name="T1"><text:s/></text:span></text:p>
        </draw:connector>
        <draw:frame draw:style-name="gr3" draw:text-style-name="P13" draw:layer="layout" svg:width="0.659cm" svg:height="0.679cm" svg:x="6.741cm" svg:y="10cm">
          <draw:text-box>
            <text:p text:style-name="P8"><text:span text:style-name="T6">e</text:span></text:p>
          </draw:text-box>
        </draw:frame>
        <draw:frame draw:style-name="gr3" draw:text-style-name="P9" draw:layer="layout" svg:width="0.735cm" svg:height="0.649cm" svg:x="5.303cm" svg:y="14.5cm">
          <draw:text-box>
            <text:p text:style-name="P8"><text:span text:style-name="T4">X</text:span></text:p>
          </draw:text-box>
        </draw:frame>
        <draw:custom-shape draw:style-name="gr1" draw:text-style-name="P11" draw:id="id37" draw:layer="layout" svg:width="0.72cm" svg:height="0.76cm" svg:x="1.5cm" svg:y="14.74cm">
          <text:p text:style-name="P10"><text:span text:style-name="T5">1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2" draw:text-style-name="P12" draw:layer="layout" draw:type="curve" svg:x1="2.22cm" svg:y1="15.119cm" svg:x2="4cm" svg:y2="15.119cm" draw:start-shape="id37" draw:start-glue-point="10" draw:end-shape="id38" draw:end-glue-point="6">
          <text:p text:style-name="P10"><text:span text:style-name="T1"><text:s/></text:span></text:p>
        </draw:connector>
        <draw:custom-shape draw:style-name="gr1" draw:text-style-name="P11" draw:id="id38" draw:layer="layout" svg:width="0.72cm" svg:height="0.76cm" svg:x="4cm" svg:y="14.74cm">
          <text:p text:style-name="P10"><text:span text:style-name="T5">2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frame draw:style-name="gr3" draw:text-style-name="P13" draw:layer="layout" svg:width="1.006cm" svg:height="0.725cm" svg:x="2.614cm" svg:y="14.5cm">
          <draw:text-box>
            <text:p text:style-name="P8"><text:span text:style-name="T6">e </text:span><text:span text:style-name="T7">/(</text:span></text:p>
          </draw:text-box>
        </draw:frame>
        <draw:custom-shape draw:style-name="gr1" draw:text-style-name="P11" draw:id="id39" draw:layer="layout" svg:width="0.72cm" svg:height="0.76cm" svg:x="6.78cm" svg:y="14.74cm">
          <text:p text:style-name="P10"><text:span text:style-name="T5">5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2" draw:text-style-name="P12" draw:layer="layout" draw:type="curve" svg:x1="7.5cm" svg:y1="15.119cm" svg:x2="9.28cm" svg:y2="15.119cm" draw:start-shape="id39" draw:start-glue-point="10" draw:end-shape="id40" draw:end-glue-point="6">
          <text:p text:style-name="P10"><text:span text:style-name="T1"><text:s/></text:span></text:p>
        </draw:connector>
        <draw:custom-shape draw:style-name="gr1" draw:text-style-name="P11" draw:id="id40" draw:layer="layout" svg:width="0.72cm" svg:height="0.76cm" svg:x="9.28cm" svg:y="14.74cm">
          <text:p text:style-name="P10"><text:span text:style-name="T5">3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frame draw:style-name="gr3" draw:text-style-name="P13" draw:layer="layout" svg:width="0.659cm" svg:height="0.679cm" svg:x="7.894cm" svg:y="14.5cm">
          <draw:text-box>
            <text:p text:style-name="P8"><text:span text:style-name="T6">e</text:span></text:p>
          </draw:text-box>
        </draw:frame>
        <draw:connector draw:style-name="gr6" draw:text-style-name="P12" draw:layer="layout" draw:type="curve" svg:x1="4.72cm" svg:y1="15.119cm" svg:x2="6.78cm" svg:y2="15.12cm" draw:start-shape="id38" draw:start-glue-point="10" draw:end-shape="id39" draw:end-glue-point="3">
          <text:p text:style-name="P10"><text:span text:style-name="T1"><text:s/></text:span></text:p>
        </draw:connector>
        <draw:connector draw:style-name="gr2" draw:text-style-name="P12" draw:layer="layout" draw:type="curve" svg:x1="10cm" svg:y1="15.119cm" svg:x2="11.78cm" svg:y2="15.119cm" draw:end-shape="id41" draw:end-glue-point="6">
          <text:p text:style-name="P10"><text:span text:style-name="T1"><text:s/></text:span></text:p>
        </draw:connector>
        <draw:custom-shape draw:style-name="gr1" draw:text-style-name="P11" draw:id="id41" draw:layer="layout" svg:width="0.72cm" svg:height="0.76cm" svg:x="11.78cm" svg:y="14.74cm">
          <text:p text:style-name="P10"><text:span text:style-name="T5">4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frame draw:style-name="gr3" draw:text-style-name="P13" draw:layer="layout" svg:width="1.125cm" svg:height="0.725cm" svg:x="10.394cm" svg:y="14.5cm">
          <draw:text-box>
            <text:p text:style-name="P8"><text:span text:style-name="T6">e </text:span><text:span text:style-name="T7">/ )</text:span></text:p>
          </draw:text-box>
        </draw:frame>
        <draw:connector draw:style-name="gr7" draw:text-style-name="P12" draw:layer="layout" draw:type="curve" svg:x1="9.639cm" svg:y1="14.74cm" svg:x2="4.359cm" svg:y2="14.74cm" draw:start-shape="id40" draw:start-glue-point="4" draw:end-shape="id38" draw:end-glue-point="4">
          <text:p text:style-name="P10"><text:span text:style-name="T1"><text:s/></text:span></text:p>
        </draw:connector>
        <draw:frame draw:style-name="gr3" draw:text-style-name="P13" draw:layer="layout" svg:width="0.659cm" svg:height="0.679cm" svg:x="6.741cm" svg:y="13.5cm">
          <draw:text-box>
            <text:p text:style-name="P8"><text:span text:style-name="T6">e</text:span></text:p>
          </draw:text-box>
        </draw:frame>
        <draw:frame draw:style-name="gr3" draw:text-style-name="P9" draw:layer="layout" svg:width="0.735cm" svg:height="0.649cm" svg:x="5.303cm" svg:y="18.158cm">
          <draw:text-box>
            <text:p text:style-name="P8"><text:span text:style-name="T4">X</text:span></text:p>
          </draw:text-box>
        </draw:frame>
        <draw:custom-shape draw:style-name="gr1" draw:text-style-name="P11" draw:id="id42" draw:layer="layout" svg:width="0.72cm" svg:height="0.76cm" svg:x="1.5cm" svg:y="18.398cm">
          <text:p text:style-name="P10"><text:span text:style-name="T5">1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2" draw:text-style-name="P12" draw:layer="layout" draw:type="curve" svg:x1="1.859cm" svg:y1="19.158cm" svg:x2="9.639cm" svg:y2="19.158cm" draw:start-shape="id42" draw:start-glue-point="8" draw:end-shape="id43" draw:end-glue-point="8">
          <text:p text:style-name="P10"><text:span text:style-name="T1"><text:s/></text:span></text:p>
        </draw:connector>
        <draw:custom-shape draw:style-name="gr1" draw:text-style-name="P11" draw:id="id45" draw:layer="layout" svg:width="0.72cm" svg:height="0.76cm" svg:x="4cm" svg:y="18.398cm">
          <text:p text:style-name="P10"><text:span text:style-name="T5">2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frame draw:style-name="gr3" draw:text-style-name="P13" draw:layer="layout" svg:width="1.006cm" svg:height="0.725cm" svg:x="4.76cm" svg:y="19.706cm">
          <draw:text-box>
            <text:p text:style-name="P8"><text:span text:style-name="T6">e </text:span><text:span text:style-name="T7">/(</text:span></text:p>
          </draw:text-box>
        </draw:frame>
        <draw:custom-shape draw:style-name="gr1" draw:text-style-name="P11" draw:id="id44" draw:layer="layout" svg:width="0.72cm" svg:height="0.76cm" svg:x="6.78cm" svg:y="18.398cm">
          <text:p text:style-name="P10"><text:span text:style-name="T5">5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2" draw:text-style-name="P12" draw:layer="layout" draw:type="curve" svg:x1="7.5cm" svg:y1="18.777cm" svg:x2="9.28cm" svg:y2="18.777cm" draw:start-shape="id44" draw:start-glue-point="10" draw:end-shape="id43" draw:end-glue-point="6">
          <text:p text:style-name="P10"><text:span text:style-name="T1"><text:s/></text:span></text:p>
        </draw:connector>
        <draw:custom-shape draw:style-name="gr1" draw:text-style-name="P11" draw:id="id43" draw:layer="layout" svg:width="0.72cm" svg:height="0.76cm" svg:x="9.28cm" svg:y="18.398cm">
          <text:p text:style-name="P10"><text:span text:style-name="T5">3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frame draw:style-name="gr3" draw:text-style-name="P13" draw:layer="layout" svg:width="0.659cm" svg:height="0.679cm" svg:x="7.894cm" svg:y="18.158cm">
          <draw:text-box>
            <text:p text:style-name="P8"><text:span text:style-name="T6">e</text:span></text:p>
          </draw:text-box>
        </draw:frame>
        <draw:connector draw:style-name="gr6" draw:text-style-name="P12" draw:layer="layout" draw:type="curve" svg:x1="4.72cm" svg:y1="18.777cm" svg:x2="6.78cm" svg:y2="18.778cm" draw:start-shape="id45" draw:start-glue-point="10" draw:end-shape="id44" draw:end-glue-point="3">
          <text:p text:style-name="P10"><text:span text:style-name="T1"><text:s/></text:span></text:p>
        </draw:connector>
        <draw:connector draw:style-name="gr2" draw:text-style-name="P12" draw:layer="layout" draw:type="curve" svg:x1="10cm" svg:y1="18.777cm" svg:x2="11.78cm" svg:y2="18.777cm" draw:end-shape="id46" draw:end-glue-point="6">
          <text:p text:style-name="P10"><text:span text:style-name="T1"><text:s/></text:span></text:p>
        </draw:connector>
        <draw:custom-shape draw:style-name="gr1" draw:text-style-name="P11" draw:id="id46" draw:layer="layout" svg:width="0.72cm" svg:height="0.76cm" svg:x="11.78cm" svg:y="18.398cm">
          <text:p text:style-name="P10"><text:span text:style-name="T5">4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frame draw:style-name="gr3" draw:text-style-name="P13" draw:layer="layout" svg:width="1.125cm" svg:height="0.725cm" svg:x="10.394cm" svg:y="18.158cm">
          <draw:text-box>
            <text:p text:style-name="P8"><text:span text:style-name="T6">e </text:span><text:span text:style-name="T7">/ )</text:span></text:p>
          </draw:text-box>
        </draw:frame>
        <draw:connector draw:style-name="gr2" draw:text-style-name="P12" draw:layer="layout" draw:type="curve" svg:x1="9.639cm" svg:y1="18.398cm" svg:x2="4.359cm" svg:y2="18.398cm" draw:start-shape="id43" draw:start-glue-point="4" draw:end-shape="id45" draw:end-glue-point="4">
          <text:p text:style-name="P10"><text:span text:style-name="T1"><text:s/></text:span></text:p>
        </draw:connector>
        <draw:frame draw:style-name="gr3" draw:text-style-name="P13" draw:layer="layout" svg:width="0.659cm" svg:height="0.679cm" svg:x="6.741cm" svg:y="17.158cm">
          <draw:text-box>
            <text:p text:style-name="P8"><text:span text:style-name="T6">e</text:span></text:p>
          </draw:text-box>
        </draw:frame>
        <draw:frame draw:style-name="gr3" draw:text-style-name="P14" draw:layer="layout" svg:width="1.336cm" svg:height="0.649cm" svg:x="13.628cm" svg:y="3.351cm">
          <draw:text-box>
            <text:p text:style-name="P8"><text:span text:style-name="T8">“</text:span><text:span text:style-name="T8">(X)”</text:span></text:p>
          </draw:text-box>
        </draw:frame>
        <draw:frame draw:style-name="gr3" draw:text-style-name="P14" draw:layer="layout" svg:width="1.628cm" svg:height="0.649cm" svg:x="13.5cm" svg:y="6.851cm">
          <draw:text-box>
            <text:p text:style-name="P8"><text:span text:style-name="T8">“</text:span><text:span text:style-name="T8">(X|Y)”</text:span></text:p>
          </draw:text-box>
        </draw:frame>
        <draw:frame draw:style-name="gr3" draw:text-style-name="P14" draw:layer="layout" svg:width="1.573cm" svg:height="0.649cm" svg:x="13.628cm" svg:y="11.351cm">
          <draw:text-box>
            <text:p text:style-name="P8"><text:span text:style-name="T8">“</text:span><text:span text:style-name="T8">(X)+”</text:span></text:p>
          </draw:text-box>
        </draw:frame>
        <draw:frame draw:style-name="gr3" draw:text-style-name="P14" draw:layer="layout" svg:width="1.514cm" svg:height="0.649cm" svg:x="13.628cm" svg:y="14.851cm">
          <draw:text-box>
            <text:p text:style-name="P8"><text:span text:style-name="T8">“</text:span><text:span text:style-name="T8">(X)?”</text:span></text:p>
          </draw:text-box>
        </draw:frame>
        <draw:frame draw:style-name="gr3" draw:text-style-name="P14" draw:layer="layout" svg:width="1.514cm" svg:height="0.649cm" svg:x="13.5cm" svg:y="18.5cm">
          <draw:text-box>
            <text:p text:style-name="P8"><text:span text:style-name="T8">“</text:span><text:span text:style-name="T8">(X)*”</text:span></text:p>
          </draw:text-box>
        </draw:frame>
      </draw:page>
      <draw:page draw:name="page3" draw:style-name="dp1" draw:master-page-name="Standard">
        <office:forms form:automatic-focus="false" form:apply-design-mode="false"/>
        <draw:rect draw:style-name="gr5" draw:text-style-name="P7" draw:layer="layout" svg:width="11.5cm" svg:height="0.5cm" svg:x="1cm" svg:y="1cm">
          <text:p text:style-name="P8"/>
        </draw:rect>
        <draw:custom-shape draw:style-name="gr1" draw:text-style-name="P11" draw:id="id47" draw:layer="layout" svg:width="0.72cm" svg:height="0.76cm" svg:x="1.5cm" svg:y="12.37cm">
          <text:p text:style-name="P10"><text:span text:style-name="T5">1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2" draw:text-style-name="P12" draw:layer="layout" draw:type="curve" svg:x1="2.22cm" svg:y1="12.749cm" svg:x2="3.78cm" svg:y2="12.749cm" draw:start-shape="id47" draw:start-glue-point="10" draw:end-shape="id48" draw:end-glue-point="6">
          <text:p text:style-name="P10"><text:span text:style-name="T1"><text:s/></text:span></text:p>
        </draw:connector>
        <draw:custom-shape draw:style-name="gr1" draw:text-style-name="P11" draw:id="id50" draw:layer="layout" svg:width="0.72cm" svg:height="0.76cm" svg:x="3.78cm" svg:y="15.5cm">
          <text:p text:style-name="P10"><text:span text:style-name="T5">2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frame draw:style-name="gr3" draw:text-style-name="P13" draw:layer="layout" svg:width="1.006cm" svg:height="0.725cm" svg:x="2.494cm" svg:y="12cm">
          <draw:text-box>
            <text:p text:style-name="P8"><text:span text:style-name="T6">e </text:span><text:span text:style-name="T7">/(</text:span></text:p>
          </draw:text-box>
        </draw:frame>
        <draw:custom-shape draw:style-name="gr1" draw:text-style-name="P15" draw:id="id49" draw:layer="layout" svg:width="0.72cm" svg:height="0.76cm" svg:x="7.5cm" svg:y="15.5cm">
          <text:p text:style-name="P10"><text:span text:style-name="T5">6</text:span></text:p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</draw:custom-shape>
        <draw:connector draw:style-name="gr2" draw:text-style-name="P12" draw:layer="layout" draw:type="curve" svg:x1="7.859cm" svg:y1="15.5cm" svg:x2="4.394cm" svg:y2="13.018cm" draw:start-shape="id49" draw:start-glue-point="4" draw:end-shape="id48" draw:end-glue-point="9">
          <text:p text:style-name="P10"><text:span text:style-name="T1"><text:s/></text:span></text:p>
        </draw:connector>
        <draw:frame draw:style-name="gr3" draw:text-style-name="P13" draw:layer="layout" svg:width="0.659cm" svg:height="0.679cm" svg:x="6.241cm" svg:y="14.9cm">
          <draw:text-box>
            <text:p text:style-name="P8"><text:span text:style-name="T6">e</text:span></text:p>
          </draw:text-box>
        </draw:frame>
        <draw:connector draw:style-name="gr8" draw:text-style-name="P12" draw:layer="layout" draw:type="curve" svg:x1="4.139cm" svg:y1="16.26cm" svg:x2="7.859cm" svg:y2="16.26cm" draw:start-shape="id50" draw:start-glue-point="8" draw:end-shape="id49" draw:end-glue-point="8">
          <text:p text:style-name="P10"><text:span text:style-name="T1"><text:s/></text:span></text:p>
        </draw:connector>
        <draw:custom-shape draw:style-name="gr1" draw:text-style-name="P11" draw:id="id51" draw:layer="layout" svg:width="0.72cm" svg:height="0.76cm" svg:x="5.5cm" svg:y="15.5cm">
          <text:p text:style-name="P10"><text:span text:style-name="T5">5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2" draw:text-style-name="P12" draw:layer="layout" draw:type="curve" svg:x1="6.22cm" svg:y1="15.879cm" svg:x2="4.394cm" svg:y2="13.018cm" draw:start-shape="id51" draw:start-glue-point="10" draw:end-shape="id48" draw:end-glue-point="9">
          <text:p text:style-name="P10"><text:span text:style-name="T1"><text:s/></text:span></text:p>
        </draw:connector>
        <draw:custom-shape draw:style-name="gr1" draw:text-style-name="P11" draw:id="id48" draw:layer="layout" svg:width="0.72cm" svg:height="0.76cm" svg:x="3.78cm" svg:y="12.37cm">
          <text:p text:style-name="P10"><text:span text:style-name="T5">3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frame draw:style-name="gr3" draw:text-style-name="P13" draw:layer="layout" svg:width="0.659cm" svg:height="0.679cm" svg:x="7.841cm" svg:y="14.821cm">
          <draw:text-box>
            <text:p text:style-name="P8"><text:span text:style-name="T6">e</text:span></text:p>
          </draw:text-box>
        </draw:frame>
        <draw:connector draw:style-name="gr8" draw:text-style-name="P12" draw:layer="layout" draw:type="curve" svg:x1="4.5cm" svg:y1="15.879cm" svg:x2="5.5cm" svg:y2="15.879cm" draw:start-shape="id50" draw:start-glue-point="10" draw:end-shape="id51" draw:end-glue-point="6">
          <text:p text:style-name="P10"><text:span text:style-name="T1"><text:s/></text:span></text:p>
        </draw:connector>
        <draw:frame draw:style-name="gr3" draw:text-style-name="P9" draw:layer="layout" svg:width="0.735cm" svg:height="0.649cm" svg:x="4.803cm" svg:y="19.269cm">
          <draw:text-box>
            <text:p text:style-name="P8"><text:span text:style-name="T4">X</text:span></text:p>
          </draw:text-box>
        </draw:frame>
        <draw:custom-shape draw:style-name="gr1" draw:text-style-name="P11" draw:id="id54" draw:layer="layout" svg:width="0.72cm" svg:height="0.76cm" svg:x="3.5cm" svg:y="19.509cm">
          <text:p text:style-name="P10"><text:span text:style-name="T5">1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" draw:text-style-name="P17" draw:id="id52" draw:layer="layout" svg:width="0.72cm" svg:height="0.76cm" svg:x="6.28cm" svg:y="19.509cm">
          <text:p text:style-name="P16"><text:span text:style-name="T9">n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2" draw:text-style-name="P12" draw:layer="layout" draw:type="curve" svg:x1="7cm" svg:y1="19.888cm" svg:x2="8.78cm" svg:y2="19.888cm" draw:start-shape="id52" draw:start-glue-point="10" draw:end-shape="id53" draw:end-glue-point="6">
          <text:p text:style-name="P10"><text:span text:style-name="T1"><text:s/></text:span></text:p>
        </draw:connector>
        <draw:custom-shape draw:style-name="gr9" draw:text-style-name="P15" draw:id="id53" draw:layer="layout" svg:width="0.72cm" svg:height="0.76cm" svg:x="8.78cm" svg:y="19.509cm">
          <text:p text:style-name="P10"><text:span text:style-name="T5">0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frame draw:style-name="gr3" draw:text-style-name="P13" draw:layer="layout" svg:width="1.137cm" svg:height="0.679cm" svg:x="7.394cm" svg:y="19.269cm">
          <draw:text-box>
            <text:p text:style-name="P8"><text:span text:style-name="T6">e </text:span><text:span text:style-name="T10">/ $</text:span></text:p>
          </draw:text-box>
        </draw:frame>
        <draw:connector draw:style-name="gr6" draw:text-style-name="P12" draw:layer="layout" draw:type="curve" svg:x1="4.22cm" svg:y1="19.888cm" svg:x2="6.28cm" svg:y2="19.889cm" draw:start-shape="id54" draw:start-glue-point="10" draw:end-shape="id52" draw:end-glue-point="3">
          <text:p text:style-name="P10"><text:span text:style-name="T1"><text:s/></text:span></text:p>
        </draw:connector>
        <draw:connector draw:style-name="gr2" draw:text-style-name="P12" draw:layer="layout" draw:type="curve" svg:x1="4.139cm" svg:y1="13.13cm" svg:x2="4.139cm" svg:y2="15.5cm" draw:start-shape="id48" draw:start-glue-point="8" draw:end-shape="id50" draw:end-glue-point="4">
          <text:p text:style-name="P10"><text:span text:style-name="T1"><text:s/></text:span></text:p>
        </draw:connector>
        <draw:frame draw:style-name="gr3" draw:text-style-name="P13" draw:layer="layout" svg:width="0.659cm" svg:height="0.679cm" svg:x="3.5cm" svg:y="13.5cm">
          <draw:text-box>
            <text:p text:style-name="P8"><text:span text:style-name="T6">e</text:span></text:p>
          </draw:text-box>
        </draw:frame>
        <draw:frame draw:style-name="gr3" draw:text-style-name="P18" draw:layer="layout" svg:width="1.086cm" svg:height="0.645cm" svg:x="4.6cm" svg:y="8.8cm">
          <draw:text-box>
            <text:p text:style-name="P8"><text:span text:style-name="T11">[ab]</text:span></text:p>
          </draw:text-box>
        </draw:frame>
        <draw:custom-shape draw:style-name="gr1" draw:text-style-name="P11" draw:id="id55" draw:layer="layout" svg:width="0.72cm" svg:height="0.76cm" svg:x="1.5cm" svg:y="6.74cm">
          <text:p text:style-name="P10"><text:span text:style-name="T5">1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2" draw:text-style-name="P12" draw:layer="layout" draw:type="curve" svg:x1="2.22cm" svg:y1="7.119cm" svg:x2="3.78cm" svg:y2="7.119cm" draw:start-shape="id55" draw:start-glue-point="10" draw:end-shape="id56" draw:end-glue-point="6">
          <text:p text:style-name="P10"><text:span text:style-name="T1"><text:s/></text:span></text:p>
        </draw:connector>
        <draw:custom-shape draw:style-name="gr1" draw:text-style-name="P11" draw:id="id58" draw:layer="layout" svg:width="0.72cm" svg:height="0.76cm" svg:x="3.78cm" svg:y="9cm">
          <text:p text:style-name="P10"><text:span text:style-name="T5">2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frame draw:style-name="gr3" draw:text-style-name="P13" draw:layer="layout" svg:width="1.006cm" svg:height="0.725cm" svg:x="2.494cm" svg:y="6.5cm">
          <draw:text-box>
            <text:p text:style-name="P8"><text:span text:style-name="T6">e </text:span><text:span text:style-name="T7">/(</text:span></text:p>
          </draw:text-box>
        </draw:frame>
        <draw:custom-shape draw:style-name="gr1" draw:text-style-name="P11" draw:id="id57" draw:layer="layout" svg:width="0.72cm" svg:height="0.76cm" svg:x="6cm" svg:y="9cm">
          <text:p text:style-name="P10"><text:span text:style-name="T5">5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2" draw:text-style-name="P12" draw:layer="layout" draw:type="curve" svg:x1="6.359cm" svg:y1="9cm" svg:x2="4.394cm" svg:y2="7.388cm" draw:start-shape="id57" draw:start-glue-point="4" draw:end-shape="id56" draw:end-glue-point="9">
          <text:p text:style-name="P10"><text:span text:style-name="T1"><text:s/></text:span></text:p>
        </draw:connector>
        <draw:custom-shape draw:style-name="gr1" draw:text-style-name="P15" draw:id="id56" draw:layer="layout" svg:width="0.72cm" svg:height="0.76cm" svg:x="3.78cm" svg:y="6.74cm">
          <text:p text:style-name="P10"><text:span text:style-name="T5">3</text:span></text:p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</draw:custom-shape>
        <draw:frame draw:style-name="gr3" draw:text-style-name="P13" draw:layer="layout" svg:width="0.659cm" svg:height="0.679cm" svg:x="5cm" svg:y="8cm">
          <draw:text-box>
            <text:p text:style-name="P8"><text:span text:style-name="T6">e</text:span></text:p>
          </draw:text-box>
        </draw:frame>
        <draw:connector draw:style-name="gr8" draw:text-style-name="P12" draw:layer="layout" draw:type="curve" svg:x1="4.5cm" svg:y1="9.379cm" svg:x2="6cm" svg:y2="9.38cm" draw:start-shape="id58" draw:start-glue-point="10" draw:end-shape="id57" draw:end-glue-point="3">
          <text:p text:style-name="P10"><text:span text:style-name="T1"><text:s/></text:span></text:p>
        </draw:connector>
        <draw:connector draw:style-name="gr2" draw:text-style-name="P12" draw:layer="layout" draw:type="curve" svg:x1="4.5cm" svg:y1="7.119cm" svg:x2="6cm" svg:y2="7.119cm" draw:start-shape="id56" draw:start-glue-point="10" draw:end-shape="id59" draw:end-glue-point="6">
          <text:p text:style-name="P10"><text:span text:style-name="T1"><text:s/></text:span></text:p>
        </draw:connector>
        <draw:custom-shape draw:style-name="gr1" draw:text-style-name="P11" draw:id="id59" draw:layer="layout" svg:width="0.72cm" svg:height="0.76cm" svg:x="6cm" svg:y="6.74cm">
          <text:p text:style-name="P10"><text:span text:style-name="T5">4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frame draw:style-name="gr3" draw:text-style-name="P13" draw:layer="layout" svg:width="1.125cm" svg:height="0.725cm" svg:x="4.5cm" svg:y="6.5cm">
          <draw:text-box>
            <text:p text:style-name="P8"><text:span text:style-name="T6">e </text:span><text:span text:style-name="T7">/ )</text:span></text:p>
          </draw:text-box>
        </draw:frame>
        <draw:connector draw:style-name="gr2" draw:text-style-name="P12" draw:layer="layout" draw:type="curve" svg:x1="4.139cm" svg:y1="7.5cm" svg:x2="4.139cm" svg:y2="9cm" draw:start-shape="id56" draw:start-glue-point="8" draw:end-shape="id58" draw:end-glue-point="4">
          <text:p text:style-name="P10"><text:span text:style-name="T1"><text:s/></text:span></text:p>
        </draw:connector>
        <draw:frame draw:style-name="gr3" draw:text-style-name="P13" draw:layer="layout" svg:width="0.659cm" svg:height="0.679cm" svg:x="3.5cm" svg:y="7.821cm">
          <draw:text-box>
            <text:p text:style-name="P8"><text:span text:style-name="T6">e</text:span></text:p>
          </draw:text-box>
        </draw:frame>
        <draw:frame draw:style-name="gr3" draw:text-style-name="P14" draw:layer="layout" svg:width="1.573cm" svg:height="0.649cm" svg:x="13.128cm" svg:y="19.62cm">
          <draw:text-box>
            <text:p text:style-name="P8"><text:span text:style-name="T8">“</text:span><text:span text:style-name="T8">(X)+”</text:span></text:p>
          </draw:text-box>
        </draw:frame>
        <draw:frame draw:style-name="gr3" draw:text-style-name="P14" draw:layer="layout" svg:width="1.514cm" svg:height="0.649cm" svg:x="13cm" svg:y="26.769cm">
          <draw:text-box>
            <text:p text:style-name="P8"><text:span text:style-name="T8">“</text:span><text:span text:style-name="T8">(X)*”</text:span></text:p>
          </draw:text-box>
        </draw:frame>
        <draw:custom-shape draw:style-name="gr1" draw:text-style-name="P15" draw:id="id60" draw:layer="layout" svg:width="0.72cm" svg:height="0.76cm" svg:x="1.5cm" svg:y="3.722cm">
          <text:p text:style-name="P10"><text:span text:style-name="T5">1</text:span></text:p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</draw:custom-shape>
        <draw:connector draw:style-name="gr2" draw:text-style-name="P12" draw:layer="layout" draw:type="curve" svg:x1="2.22cm" svg:y1="4.101cm" svg:x2="4cm" svg:y2="4.101cm" draw:start-shape="id60" draw:start-glue-point="10" draw:end-shape="id61" draw:end-glue-point="6">
          <text:p text:style-name="P10"><text:span text:style-name="T1"><text:s/></text:span></text:p>
        </draw:connector>
        <draw:custom-shape draw:style-name="gr1" draw:text-style-name="P15" draw:id="id61" draw:layer="layout" svg:width="0.72cm" svg:height="0.76cm" svg:x="4cm" svg:y="3.722cm">
          <text:p text:style-name="P10"><text:span text:style-name="T5">2</text:span></text:p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</draw:custom-shape>
        <draw:frame draw:style-name="gr3" draw:text-style-name="P13" draw:layer="layout" svg:width="0.659cm" svg:height="0.679cm" svg:x="2.841cm" svg:y="3.5cm">
          <draw:text-box>
            <text:p text:style-name="P8"><text:span text:style-name="T6">e</text:span></text:p>
          </draw:text-box>
        </draw:frame>
        <draw:connector draw:style-name="gr2" draw:text-style-name="P12" draw:layer="layout" draw:type="curve" draw:line-skew="0.113cm -0.273cm" svg:x1="4.614cm" svg:y1="3.832cm" svg:x2="4.359cm" svg:y2="3.722cm" draw:start-shape="id61" draw:start-glue-point="11" draw:end-shape="id61" draw:end-glue-point="4">
          <text:p text:style-name="P10"><text:span text:style-name="T1"><text:s/></text:span></text:p>
        </draw:connector>
        <draw:frame draw:style-name="gr3" draw:text-style-name="P19" draw:layer="layout" svg:width="1.086cm" svg:height="0.645cm" svg:x="4.914cm" svg:y="2.5cm">
          <draw:text-box>
            <text:p text:style-name="P8"><text:span text:style-name="T12">[ab]</text:span></text:p>
          </draw:text-box>
        </draw:frame>
        <draw:frame draw:style-name="gr3" draw:text-style-name="P14" draw:layer="layout" svg:width="2.251cm" svg:height="0.649cm" svg:x="5.249cm" svg:y="5cm">
          <draw:text-box>
            <text:p text:style-name="P8"><text:span text:style-name="T8">“</text:span><text:span text:style-name="T8">[ab]*abb”</text:span></text:p>
          </draw:text-box>
        </draw:frame>
        <draw:connector draw:style-name="gr2" draw:text-style-name="P12" draw:layer="layout" draw:type="curve" svg:x1="4.72cm" svg:y1="4.101cm" svg:x2="6.28cm" svg:y2="4.101cm" draw:start-shape="id61" draw:start-glue-point="10" draw:end-shape="id62" draw:end-glue-point="6">
          <text:p text:style-name="P10"><text:span text:style-name="T1"><text:s/></text:span></text:p>
        </draw:connector>
        <draw:custom-shape draw:style-name="gr1" draw:text-style-name="P15" draw:id="id62" draw:layer="layout" svg:width="0.72cm" svg:height="0.76cm" svg:x="6.28cm" svg:y="3.722cm">
          <text:p text:style-name="P10"><text:span text:style-name="T5">3</text:span></text:p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</draw:custom-shape>
        <draw:connector draw:style-name="gr2" draw:text-style-name="P12" draw:layer="layout" draw:type="curve" svg:x1="9.5cm" svg:y1="4.101cm" svg:x2="11cm" svg:y2="4.101cm" draw:start-shape="id63" draw:start-glue-point="10" draw:end-shape="id64" draw:end-glue-point="6">
          <text:p text:style-name="P10"><text:span text:style-name="T1"><text:s/></text:span></text:p>
        </draw:connector>
        <draw:custom-shape draw:style-name="gr1" draw:text-style-name="P11" draw:id="id64" draw:layer="layout" svg:width="0.72cm" svg:height="0.76cm" svg:x="11cm" svg:y="3.722cm">
          <text:p text:style-name="P10"><text:span text:style-name="T5">5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2" draw:text-style-name="P12" draw:layer="layout" draw:type="curve" svg:x1="7cm" svg:y1="4.101cm" svg:x2="8.78cm" svg:y2="4.101cm" draw:start-shape="id62" draw:start-glue-point="10" draw:end-shape="id63" draw:end-glue-point="6">
          <text:p text:style-name="P10"><text:span text:style-name="T1"><text:s/></text:span></text:p>
        </draw:connector>
        <draw:custom-shape draw:style-name="gr1" draw:text-style-name="P11" draw:id="id63" draw:layer="layout" svg:width="0.72cm" svg:height="0.76cm" svg:x="8.78cm" svg:y="3.722cm">
          <text:p text:style-name="P10"><text:span text:style-name="T5">4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frame draw:style-name="gr3" draw:text-style-name="P19" draw:layer="layout" svg:width="0.697cm" svg:height="0.645cm" svg:x="4.914cm" svg:y="4cm">
          <draw:text-box>
            <text:p text:style-name="P8"><text:span text:style-name="T12">a</text:span></text:p>
          </draw:text-box>
        </draw:frame>
        <draw:frame draw:style-name="gr3" draw:text-style-name="P19" draw:layer="layout" svg:width="0.697cm" svg:height="0.645cm" svg:x="7.303cm" svg:y="4cm">
          <draw:text-box>
            <text:p text:style-name="P8"><text:span text:style-name="T12">b</text:span></text:p>
          </draw:text-box>
        </draw:frame>
        <draw:frame draw:style-name="gr3" draw:text-style-name="P19" draw:layer="layout" svg:width="0.697cm" svg:height="0.645cm" svg:x="9.803cm" svg:y="4cm">
          <draw:text-box>
            <text:p text:style-name="P8"><text:span text:style-name="T12">b</text:span></text:p>
          </draw:text-box>
        </draw:frame>
        <draw:frame draw:style-name="gr3" draw:text-style-name="P14" draw:layer="layout" svg:width="2.479cm" svg:height="0.649cm" svg:x="8cm" svg:y="8.351cm">
          <draw:text-box>
            <text:p text:style-name="P8"><text:span text:style-name="T8">“</text:span><text:span text:style-name="T8">([ab])*abb”</text:span></text:p>
          </draw:text-box>
        </draw:frame>
        <draw:connector draw:style-name="gr2" draw:text-style-name="P12" draw:layer="layout" draw:type="curve" svg:x1="6.72cm" svg:y1="7.119cm" svg:x2="8cm" svg:y2="7.119cm" draw:start-shape="id59" draw:start-glue-point="10" draw:end-shape="id65" draw:end-glue-point="6">
          <text:p text:style-name="P10"><text:span text:style-name="T1"><text:s/></text:span></text:p>
        </draw:connector>
        <draw:custom-shape draw:style-name="gr1" draw:text-style-name="P15" draw:id="id65" draw:layer="layout" svg:width="0.72cm" svg:height="0.76cm" svg:x="8cm" svg:y="6.74cm">
          <text:p text:style-name="P10"><text:span text:style-name="T5">3</text:span></text:p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</draw:custom-shape>
        <draw:connector draw:style-name="gr2" draw:text-style-name="P12" draw:layer="layout" draw:type="curve" svg:x1="10.5cm" svg:y1="7.119cm" svg:x2="11.78cm" svg:y2="7.119cm" draw:start-shape="id66" draw:start-glue-point="10" draw:end-shape="id67" draw:end-glue-point="6">
          <text:p text:style-name="P10"><text:span text:style-name="T1"><text:s/></text:span></text:p>
        </draw:connector>
        <draw:custom-shape draw:style-name="gr1" draw:text-style-name="P11" draw:id="id67" draw:layer="layout" svg:width="0.72cm" svg:height="0.76cm" svg:x="11.78cm" svg:y="6.74cm">
          <text:p text:style-name="P10"><text:span text:style-name="T5">5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2" draw:text-style-name="P12" draw:layer="layout" draw:type="curve" svg:x1="8.72cm" svg:y1="7.119cm" svg:x2="9.78cm" svg:y2="7.119cm" draw:start-shape="id65" draw:start-glue-point="10" draw:end-shape="id66" draw:end-glue-point="6">
          <text:p text:style-name="P10"><text:span text:style-name="T1"><text:s/></text:span></text:p>
        </draw:connector>
        <draw:custom-shape draw:style-name="gr1" draw:text-style-name="P11" draw:id="id66" draw:layer="layout" svg:width="0.72cm" svg:height="0.76cm" svg:x="9.78cm" svg:y="6.74cm">
          <text:p text:style-name="P10"><text:span text:style-name="T5">4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frame draw:style-name="gr3" draw:text-style-name="P19" draw:layer="layout" svg:width="0.697cm" svg:height="0.645cm" svg:x="6.9cm" svg:y="6.6cm">
          <draw:text-box>
            <text:p text:style-name="P8"><text:span text:style-name="T12">a</text:span></text:p>
          </draw:text-box>
        </draw:frame>
        <draw:frame draw:style-name="gr3" draw:text-style-name="P19" draw:layer="layout" svg:width="0.697cm" svg:height="0.645cm" svg:x="8.803cm" svg:y="6.655cm">
          <draw:text-box>
            <text:p text:style-name="P8"><text:span text:style-name="T12">b</text:span></text:p>
          </draw:text-box>
        </draw:frame>
        <draw:frame draw:style-name="gr3" draw:text-style-name="P19" draw:layer="layout" svg:width="0.697cm" svg:height="0.645cm" svg:x="10.703cm" svg:y="6.655cm">
          <draw:text-box>
            <text:p text:style-name="P8"><text:span text:style-name="T12">b</text:span></text:p>
          </draw:text-box>
        </draw:frame>
        <draw:custom-shape draw:style-name="gr1" draw:text-style-name="P11" draw:id="id68" draw:layer="layout" svg:width="0.72cm" svg:height="0.76cm" svg:x="6cm" svg:y="12.37cm">
          <text:p text:style-name="P10"><text:span text:style-name="T5">4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frame draw:style-name="gr3" draw:text-style-name="P13" draw:layer="layout" svg:width="1.125cm" svg:height="0.725cm" svg:x="4.5cm" svg:y="12cm">
          <draw:text-box>
            <text:p text:style-name="P8"><text:span text:style-name="T6">e </text:span><text:span text:style-name="T7">/ )</text:span></text:p>
          </draw:text-box>
        </draw:frame>
        <draw:connector draw:style-name="gr2" draw:text-style-name="P12" draw:layer="layout" draw:type="curve" svg:x1="6.72cm" svg:y1="12.749cm" svg:x2="8cm" svg:y2="12.749cm" draw:start-shape="id68" draw:start-glue-point="10" draw:end-shape="id69" draw:end-glue-point="6">
          <text:p text:style-name="P10"><text:span text:style-name="T1"><text:s/></text:span></text:p>
        </draw:connector>
        <draw:custom-shape draw:style-name="gr1" draw:text-style-name="P15" draw:id="id69" draw:layer="layout" svg:width="0.72cm" svg:height="0.76cm" svg:x="8cm" svg:y="12.37cm">
          <text:p text:style-name="P10"><text:span text:style-name="T5">3</text:span></text:p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</draw:custom-shape>
        <draw:connector draw:style-name="gr2" draw:text-style-name="P12" draw:layer="layout" draw:type="curve" svg:x1="10.5cm" svg:y1="12.749cm" svg:x2="11.78cm" svg:y2="12.749cm" draw:start-shape="id70" draw:start-glue-point="10" draw:end-shape="id71" draw:end-glue-point="6">
          <text:p text:style-name="P10"><text:span text:style-name="T1"><text:s/></text:span></text:p>
        </draw:connector>
        <draw:custom-shape draw:style-name="gr1" draw:text-style-name="P11" draw:id="id71" draw:layer="layout" svg:width="0.72cm" svg:height="0.76cm" svg:x="11.78cm" svg:y="12.37cm">
          <text:p text:style-name="P10"><text:span text:style-name="T5">5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2" draw:text-style-name="P12" draw:layer="layout" draw:type="curve" svg:x1="8.72cm" svg:y1="12.749cm" svg:x2="9.78cm" svg:y2="12.749cm" draw:start-shape="id69" draw:start-glue-point="10" draw:end-shape="id70" draw:end-glue-point="6">
          <text:p text:style-name="P10"><text:span text:style-name="T1"><text:s/></text:span></text:p>
        </draw:connector>
        <draw:custom-shape draw:style-name="gr1" draw:text-style-name="P11" draw:id="id70" draw:layer="layout" svg:width="0.72cm" svg:height="0.76cm" svg:x="9.78cm" svg:y="12.37cm">
          <text:p text:style-name="P10"><text:span text:style-name="T5">4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frame draw:style-name="gr3" draw:text-style-name="P19" draw:layer="layout" svg:width="0.697cm" svg:height="0.645cm" svg:x="6.9cm" svg:y="12.1cm">
          <draw:text-box>
            <text:p text:style-name="P8"><text:span text:style-name="T12">a</text:span></text:p>
          </draw:text-box>
        </draw:frame>
        <draw:frame draw:style-name="gr3" draw:text-style-name="P19" draw:layer="layout" svg:width="0.697cm" svg:height="0.645cm" svg:x="8.803cm" svg:y="12.155cm">
          <draw:text-box>
            <text:p text:style-name="P8"><text:span text:style-name="T12">b</text:span></text:p>
          </draw:text-box>
        </draw:frame>
        <draw:frame draw:style-name="gr3" draw:text-style-name="P19" draw:layer="layout" svg:width="0.697cm" svg:height="0.645cm" svg:x="10.703cm" svg:y="12.155cm">
          <draw:text-box>
            <text:p text:style-name="P8"><text:span text:style-name="T12">b</text:span></text:p>
          </draw:text-box>
        </draw:frame>
        <draw:connector draw:style-name="gr2" draw:text-style-name="P12" draw:layer="layout" draw:type="curve" svg:x1="4.5cm" svg:y1="12.749cm" svg:x2="6cm" svg:y2="12.749cm" draw:start-shape="id48" draw:start-glue-point="10" draw:end-shape="id68" draw:end-glue-point="6">
          <text:p text:style-name="P10"><text:span text:style-name="T1"><text:s/></text:span></text:p>
        </draw:connector>
        <draw:frame draw:style-name="gr3" draw:text-style-name="P14" draw:layer="layout" svg:width="2.285cm" svg:height="0.649cm" svg:x="8.521cm" svg:y="14.351cm">
          <draw:text-box>
            <text:p text:style-name="P8"><text:span text:style-name="T8">“</text:span><text:span text:style-name="T8">(a|b)*abb”</text:span></text:p>
          </draw:text-box>
        </draw:frame>
        <draw:frame draw:style-name="gr3" draw:text-style-name="P19" draw:layer="layout" svg:width="0.697cm" svg:height="0.645cm" svg:x="4.503cm" svg:y="15.355cm">
          <draw:text-box>
            <text:p text:style-name="P8"><text:span text:style-name="T12">a</text:span></text:p>
          </draw:text-box>
        </draw:frame>
        <draw:frame draw:style-name="gr3" draw:text-style-name="P19" draw:layer="layout" svg:width="0.697cm" svg:height="0.645cm" svg:x="5.803cm" svg:y="16.355cm">
          <draw:text-box>
            <text:p text:style-name="P8"><text:span text:style-name="T12">b</text:span></text:p>
          </draw:text-box>
        </draw:frame>
        <draw:frame draw:style-name="gr3" draw:text-style-name="P9" draw:layer="layout" svg:width="0.735cm" svg:height="0.649cm" svg:x="4.803cm" svg:y="21.5cm">
          <draw:text-box>
            <text:p text:style-name="P8"><text:span text:style-name="T4">X</text:span></text:p>
          </draw:text-box>
        </draw:frame>
        <draw:custom-shape draw:style-name="gr1" draw:text-style-name="P11" draw:id="id72" draw:layer="layout" svg:width="0.72cm" svg:height="0.76cm" svg:x="3.5cm" svg:y="21.74cm">
          <text:p text:style-name="P10"><text:span text:style-name="T5">1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0" draw:text-style-name="P20" draw:id="id73" draw:layer="layout" svg:width="0.72cm" svg:height="0.76cm" svg:x="6.28cm" svg:y="21.74cm">
          <text:p text:style-name="P20"><text:span text:style-name="T9">n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6" draw:text-style-name="P12" draw:layer="layout" draw:type="curve" svg:x1="4.22cm" svg:y1="22.119cm" svg:x2="6.28cm" svg:y2="22.12cm" draw:start-shape="id72" draw:start-glue-point="10" draw:end-shape="id73" draw:end-glue-point="3">
          <text:p text:style-name="P10"><text:span text:style-name="T1"><text:s/></text:span>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marker draw:name="Estremità_20_linea_20_1" draw:display-name="Estremità linea 1" svg:viewBox="0 0 1131 902" svg:d="m564 0-564 902h1131z"/>
    <draw:marker draw:name="Symmetric_20_Arrow" draw:display-name="Symmetric Arrow" svg:viewBox="0 0 1131 902" svg:d="m564 0-564 902h1131z"/>
    <draw:stroke-dash draw:name="Dashed_20__28_var_29_" draw:display-name="Dashed (var)" draw:style="rect" draw:dots1="1" draw:dots1-length="197%" draw:distance="12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it" fo:country="IT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Win32 OpenOffice.org_project/680m18$Build-9161</meta:generator>
    <meta:initial-creator>Remo Dentato</meta:initial-creator>
    <meta:creation-date>2007-09-03T19:58:49</meta:creation-date>
    <dc:creator>Remo Dentato</dc:creator>
    <dc:date>2007-09-04T17:11:05</dc:date>
    <dc:language>it-IT</dc:language>
    <meta:editing-cycles>7</meta:editing-cycles>
    <meta:editing-duration>PT11H11M15S</meta:editing-duration>
    <meta:user-defined meta:name="Info 1"/>
    <meta:user-defined meta:name="Info 2"/>
    <meta:user-defined meta:name="Info 3"/>
    <meta:user-defined meta:name="Info 4"/>
    <meta:document-statistic meta:object-count="228"/>
  </office:meta>
</office:document-meta>
</file>